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ControlImpl.homeNarrow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JBControlImpl.getInitialContex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JBControlImpl.findEjbMethod( Method controlBeanMethod , Class ejbInterfa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JBControlImpl.getEJBBean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ontrolImpl.onRele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JBControlImpl.saveBeanInstan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JBControlImpl.lookupHome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JBControlImpl.isHomeMethod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ontrolImpl.hasEJBBean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ontrolImpl.invoke( Method m , Object [ ] arg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EJBControlImpl.isSelectorMethod( Method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ontrolImpl.releaseBeanInstance( boolean alreadyRemov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JBControlImpl.isCreateMethod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ontrolImpl.beanNarrow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JBControlImpl.resolveBeanInstanceFromHand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JBControlImpl.onCre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JBControlImpl.isFinderMethod( Method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JBControlImpl.isControlBeanMethod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ontrolImpl.onAcquir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EJBControlImpl.getEJBHom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ontrolImpl.on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ontrolImpl.mapControlBeanMethodToEJB( Method 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JBControlImpl.methodThrows( Method m , Class exception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JBControlImpl.isRemoveMethod( Method 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JBControlImpl.getEJB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